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inherit" svg:font-family="inherit,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fo:color="#444950"/>
    </style:style>
    <style:style style:name="P3" style:family="paragraph" style:parent-style-name="Text_20_body">
      <style:paragraph-properties fo:margin-top="0cm" fo:margin-bottom="0cm" loext:contextual-spacing="false"/>
      <style:text-properties fo:color="#444950" style:font-name="inherit" fo:font-size="10pt"/>
    </style:style>
    <style:style style:name="P4" style:family="paragraph" style:parent-style-name="Text_20_body">
      <style:paragraph-properties fo:margin-top="0cm" fo:margin-bottom="0cm" loext:contextual-spacing="false"/>
      <style:text-properties fo:color="#1c1e21"/>
    </style:style>
    <style:style style:name="P5" style:family="paragraph" style:parent-style-name="Text_20_body">
      <style:paragraph-properties fo:margin-top="0cm" fo:margin-bottom="0cm" loext:contextual-spacing="false"/>
      <style:text-properties fo:color="#1c1e21" style:font-name="inherit" fo:font-size="8.5pt"/>
    </style:style>
    <style:style style:name="P6" style:family="paragraph" style:parent-style-name="Text_20_body">
      <style:paragraph-properties fo:margin-top="0cm" fo:margin-bottom="0cm" loext:contextual-spacing="false"/>
      <style:text-properties fo:color="#90949c" style:font-name="inherit" fo:font-size="8.5pt"/>
    </style:style>
    <style:style style:name="P7" style:family="paragraph" style:parent-style-name="Text_20_body">
      <style:paragraph-properties fo:margin-top="0cm" fo:margin-bottom="0cm" loext:contextual-spacing="false"/>
      <style:text-properties fo:color="#bec3c9" style:font-name="inherit" fo:font-size="8.5pt" fo:font-weight="bold"/>
    </style:style>
    <style:style style:name="P8" style:family="paragraph" style:parent-style-name="Text_20_body">
      <style:paragraph-properties fo:margin-left="0.226cm" fo:margin-right="0.067cm" fo:margin-top="0cm" fo:margin-bottom="0cm" loext:contextual-spacing="false" fo:text-indent="0cm" style:auto-text-indent="false"/>
      <style:text-properties fo:color="#1c1e21"/>
    </style:style>
    <style:style style:name="P9" style:family="paragraph" style:parent-style-name="Text_20_body">
      <loext:graphic-properties draw:fill="solid" draw:fill-color="#f1f0f0" draw:opacity="100%"/>
      <style:paragraph-properties fo:margin-top="0cm" fo:margin-bottom="0.159cm" loext:contextual-spacing="false" style:line-height-at-least="0.37cm" fo:background-color="#f1f0f0"/>
    </style:style>
    <style:style style:name="T1" style:family="text">
      <style:text-properties fo:color="#000000" style:text-line-through-style="none" style:text-line-through-type="none" style:text-underline-style="none" style:text-blinking="false"/>
    </style:style>
    <style:style style:name="T2" style:family="text">
      <style:text-properties fo:color="#828282" style:text-line-through-style="none" style:text-line-through-type="none" style:font-name="inherit" fo:font-size="10pt" style:text-underline-style="none" style:text-blink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oes anyone understand question 2 in the protein practical?</text:p>
      <text:p text:style-name="P3">The "For Ala, Gly, Pro.." question</text:p>
      <text:p text:style-name="P3">I don't get what they want</text:p>
      <text:p text:style-name="P1"><text:a xlink:type="simple" xlink:href="https://www.facebook.com/jeanbaptiste.vandenbroucke" text:style-name="Internet_20_link" text:visited-style-name="Visited_20_Internet_20_Link"><text:span text:style-name="T1"> </text:span></text:a></text:p>
      <text:p text:style-name="P4"> </text:p>
      <text:p text:style-name="P6">Jean-Baptiste</text:p>
      <text:p text:style-name="P3">me neither, I don't know how to get these 500 random sequences... to we shuffle sequences with 9 aa out of 20?</text:p>
      <text:p text:style-name="P3">20 fundamental aa?</text:p>
      <text:p text:style-name="P1"><text:a xlink:type="simple" xlink:href="https://www.facebook.com/madsporse.pedersen" text:style-name="Internet_20_link" text:visited-style-name="Visited_20_Internet_20_Link"><text:span text:style-name="T1"> </text:span></text:a></text:p>
      <text:p text:style-name="P4"> </text:p>
      <text:p text:style-name="P6">Mads Porse</text:p>
      <text:p text:style-name="P3">From the question, I can see we'll get more knowledge about how to do all of this on Tuesday.</text:p>
      <text:p text:style-name="P3">Because that exercise focuses on the usage of Bio.PDB to access files from databases and how to work with those.</text:p>
      <text:p text:style-name="P1"><text:a xlink:type="simple" xlink:href="https://www.facebook.com/jeanbaptiste.vandenbroucke" text:style-name="Internet_20_link" text:visited-style-name="Visited_20_Internet_20_Link"><text:span text:style-name="T1"> </text:span></text:a></text:p>
      <text:p text:style-name="P4"> </text:p>
      <text:p text:style-name="P6">Jean-Baptiste</text:p>
      <text:p text:style-name="P3">true</text:p>
      <text:p text:style-name="P1"><text:a xlink:type="simple" xlink:href="https://www.facebook.com/madsporse.pedersen" text:style-name="Internet_20_link" text:visited-style-name="Visited_20_Internet_20_Link"><text:span text:style-name="T1"> </text:span></text:a></text:p>
      <text:p text:style-name="P4"> </text:p>
      <text:p text:style-name="P6">Mads Porse</text:p>
      <text:p text:style-name="P3">But I think I know what they're asking us to do here.</text:p>
      <text:p text:style-name="P1"><text:a xlink:type="simple" xlink:href="https://www.facebook.com/jeanbaptiste.vandenbroucke" text:style-name="Internet_20_link" text:visited-style-name="Visited_20_Internet_20_Link"><text:span text:style-name="T1"> </text:span></text:a></text:p>
      <text:p text:style-name="P4"> </text:p>
      <text:p text:style-name="P6">Jean-Baptiste</text:p>
      <text:p text:style-name="P3">any idea how to get these random 500 sequences?</text:p>
      <text:p text:style-name="P1"><text:a xlink:type="simple" xlink:href="https://www.facebook.com/madsporse.pedersen" text:style-name="Internet_20_link" text:visited-style-name="Visited_20_Internet_20_Link"><text:span text:style-name="T1"> </text:span></text:a></text:p>
      <text:p text:style-name="P4"> </text:p>
      <text:p text:style-name="P6">Mads Porse</text:p>
      <text:p text:style-name="P3">1) From all the 100 files (proteins) in the downloaded database, extract 9-residue polypeptides (basically splitting each protein into 9-residue long segments and storing them somewhere in memory). 2) For the different amino acids listed (Ala, Gly, Pro etc.), we select, from this giant list of 9-residue long segments, 500 segment PAIRS, which have the same residue in the middle of the segment. So, essentially, we have a big list (at this point, a dictionary is probably better to differentiate which segments come from which proteins), then 500 times we pick 2 sequences (from 2 different proteins, so we end up with 1 pair) that both have the same residue in the middle. 3) Once we have these 500 9-residue long pairs, we go through the RMSD calculation procedure.</text:p>
      <text:p text:style-name="P1"><text:a xlink:type="simple" xlink:href="https://www.facebook.com/madsporse.pedersen" text:style-name="Internet_20_link" text:visited-style-name="Visited_20_Internet_20_Link"><text:span text:style-name="T1"> </text:span></text:a></text:p>
      <text:p text:style-name="P4"> </text:p>
      <text:p text:style-name="P6">Mads Porse</text:p>
      <text:p text:style-name="P3">By "random", he doesn't mean we should shuffle the sequences, because we still need to not change the data we're working with. By random, he just means that from our dictionary of 9-residue sequences, we randomly select 500 pairs.</text:p>
      <text:p text:style-name="P1"><text:a xlink:type="simple" xlink:href="https://www.facebook.com/jeanbaptiste.vandenbroucke" text:style-name="Internet_20_link" text:visited-style-name="Visited_20_Internet_20_Link"><text:span text:style-name="T1"> </text:span></text:a></text:p>
      <text:p text:style-name="P4"> </text:p>
      <text:p text:style-name="P6">Jean-Baptiste</text:p>
      <text:p text:style-name="P3">from different proteins... I see</text:p>
      <text:p text:style-name="P3">so the keys of our dictionaries have to be labeled with the protein name + the number of the fragment of the protein</text:p>
      <text:p text:style-name="P1"><text:a xlink:type="simple" xlink:href="https://www.facebook.com/madsporse.pedersen" text:style-name="Internet_20_link" text:visited-style-name="Visited_20_Internet_20_Link"><text:span text:style-name="T1"> </text:span></text:a></text:p>
      <text:p text:style-name="P4"><text:soft-page-break/> </text:p>
      <text:p text:style-name="P6">Mads Porse</text:p>
      <text:p text:style-name="P3">fragment?</text:p>
      <text:p text:style-name="P3">I would just label the keys with the protein name.</text:p>
      <text:p text:style-name="P1"><text:a xlink:type="simple" xlink:href="https://www.facebook.com/jeanbaptiste.vandenbroucke" text:style-name="Internet_20_link" text:visited-style-name="Visited_20_Internet_20_Link"><text:span text:style-name="T1"> </text:span></text:a></text:p>
      <text:p text:style-name="P4"> </text:p>
      <text:p text:style-name="P6">Jean-Baptiste</text:p>
      <text:p text:style-name="P3">but you get several fragments per protein right?</text:p>
      <text:p text:style-name="P1"><text:a xlink:type="simple" xlink:href="https://www.facebook.com/madsporse.pedersen" text:style-name="Internet_20_link" text:visited-style-name="Visited_20_Internet_20_Link"><text:span text:style-name="T1"> </text:span></text:a></text:p>
      <text:p text:style-name="P4"> </text:p>
      <text:p text:style-name="P6">Mads Porse</text:p>
      <text:p text:style-name="P3">Yes.</text:p>
      <text:p text:style-name="P1"><text:a xlink:type="simple" xlink:href="https://www.facebook.com/jeanbaptiste.vandenbroucke" text:style-name="Internet_20_link" text:visited-style-name="Visited_20_Internet_20_Link"><text:span text:style-name="T1"> </text:span></text:a></text:p>
      <text:p text:style-name="P4"> </text:p>
      <text:p text:style-name="P6">Jean-Baptiste</text:p>
      <text:p text:style-name="P3">so why not keeping the info of the order of the fragments?</text:p>
      <text:p text:style-name="P1"><text:a xlink:type="simple" xlink:href="https://www.facebook.com/madsporse.pedersen" text:style-name="Internet_20_link" text:visited-style-name="Visited_20_Internet_20_Link"><text:span text:style-name="T1"> </text:span></text:a></text:p>
      <text:p text:style-name="P4"> </text:p>
      <text:p text:style-name="P6">Mads Porse</text:p>
      <text:p text:style-name="P3">Do we use "segment" and "fragment" to refer to the same thing here?</text:p>
      <text:p text:style-name="P1"><text:a xlink:type="simple" xlink:href="https://www.facebook.com/jeanbaptiste.vandenbroucke" text:style-name="Internet_20_link" text:visited-style-name="Visited_20_Internet_20_Link"><text:span text:style-name="T1"> </text:span></text:a></text:p>
      <text:p text:style-name="P4"> </text:p>
      <text:p text:style-name="P6">Jean-Baptiste</text:p>
      <text:p text:style-name="P3">yes</text:p>
      <text:p text:style-name="P1"><text:a xlink:type="simple" xlink:href="https://www.facebook.com/madsporse.pedersen" text:style-name="Internet_20_link" text:visited-style-name="Visited_20_Internet_20_Link"><text:span text:style-name="T1"> </text:span></text:a></text:p>
      <text:p text:style-name="P4"> </text:p>
      <text:p text:style-name="P6">Mads Porse</text:p>
      <text:p text:style-name="P3">Well, because the order of the fragments in this context is irrelevant, and it makes the calculation nedlessley more complicated.</text:p>
      <text:p text:style-name="P1"><text:a xlink:type="simple" xlink:href="https://www.facebook.com/madsporse.pedersen" text:style-name="Internet_20_link" text:visited-style-name="Visited_20_Internet_20_Link"><text:span text:style-name="T1"> </text:span></text:a></text:p>
      <text:p text:style-name="P4"> </text:p>
      <text:p text:style-name="P6">Mads Porse</text:p>
      <text:p text:style-name="P3">It would be easier to just have a key with only the protein name, then the values for that key would be all the fragments. And then, from 2 different keys, we take a random fragment that both have the same residue in the middle, and then we have 1 fragment pair. Then we do this step 500 times in total.</text:p>
      <text:p text:style-name="P1"><text:a xlink:type="simple" xlink:href="https://www.facebook.com/jeanbaptiste.vandenbroucke" text:style-name="Internet_20_link" text:visited-style-name="Visited_20_Internet_20_Link"><text:span text:style-name="T1"> </text:span></text:a></text:p>
      <text:p text:style-name="P4"> </text:p>
      <text:p text:style-name="P6">Jean-Baptiste</text:p>
      <text:p text:style-name="P3">but if you don't label the order, then you get the same key for each segment of the same protein, so in the end only one segment per protein as key in our dictionary</text:p>
      <text:p text:style-name="P1"><text:a xlink:type="simple" xlink:href="https://www.facebook.com/madsporse.pedersen" text:style-name="Internet_20_link" text:visited-style-name="Visited_20_Internet_20_Link"><text:span text:style-name="T1"> </text:span></text:a></text:p>
      <text:p text:style-name="P4"> </text:p>
      <text:p text:style-name="P6">Mads Porse</text:p>
      <text:p text:style-name="P3">I don't understand what you mean.</text:p>
      <text:p text:style-name="P1"><text:a xlink:type="simple" xlink:href="https://www.facebook.com/jeanbaptiste.vandenbroucke" text:style-name="Internet_20_link" text:visited-style-name="Visited_20_Internet_20_Link"><text:span text:style-name="T1"> </text:span></text:a></text:p>
      <text:p text:style-name="P4"> </text:p>
      <text:p text:style-name="P6">Jean-Baptiste</text:p>
      <text:p text:style-name="P3">when you generate the 9-residue-long segments from one specific protein</text:p>
      <text:p text:style-name="P3">normally, each one gets a key in our dictionary right?</text:p>
      <text:p text:style-name="P1"><text:a xlink:type="simple" xlink:href="https://www.facebook.com/madsporse.pedersen" text:style-name="Internet_20_link" text:visited-style-name="Visited_20_Internet_20_Link"><text:span text:style-name="T1"> </text:span></text:a></text:p>
      <text:p text:style-name="P4"> </text:p>
      <text:p text:style-name="P6"><text:soft-page-break/>Mads Porse</text:p>
      <text:p text:style-name="P3">no</text:p>
      <text:p text:style-name="P3">You can store multiple entries under the same key</text:p>
      <text:p text:style-name="P1"><text:a xlink:type="simple" xlink:href="https://www.facebook.com/jeanbaptiste.vandenbroucke" text:style-name="Internet_20_link" text:visited-style-name="Visited_20_Internet_20_Link"><text:span text:style-name="T1"> </text:span></text:a></text:p>
      <text:p text:style-name="P4"> </text:p>
      <text:p text:style-name="P6">Jean-Baptiste</text:p>
      <text:p text:style-name="P3">okay so per entry in the dictionary, you will have for example a list with all segments in order right?</text:p>
      <text:p text:style-name="P1"><text:a xlink:type="simple" xlink:href="https://www.facebook.com/madsporse.pedersen" text:style-name="Internet_20_link" text:visited-style-name="Visited_20_Internet_20_Link"><text:span text:style-name="T1"> </text:span></text:a></text:p>
      <text:p text:style-name="P4"> </text:p>
      <text:p text:style-name="P6">Mads Porse</text:p>
      <text:p text:style-name="P3">yes</text:p>
      <text:p text:style-name="P1"><text:a xlink:type="simple" xlink:href="https://www.facebook.com/jeanbaptiste.vandenbroucke" text:style-name="Internet_20_link" text:visited-style-name="Visited_20_Internet_20_Link"><text:span text:style-name="T1"> </text:span></text:a></text:p>
      <text:p text:style-name="P4"> </text:p>
      <text:p text:style-name="P6">Jean-Baptiste</text:p>
      <text:p text:style-name="P3">now it makes sense<office:annotation><dc:date>2020-01-12T21:13:08.341847935</dc:date><text:p>&lt;!--[if gte vml 1]&gt;&lt;v:shapetype</text:p><text:p><text:s/>id="_x0000_t75" coordsize="21600,21600" o:spt="75" o:preferrelative="t"</text:p><text:p><text:s/>path="m@4@5l@4@11@9@11@9@5xe" filled="f" stroked="f"&gt;</text:p><text:p><text:s/>&lt;v:stroke joinstyle="miter"/&gt;</text:p><text:p><text:s/>&lt;v:formulas&gt;</text:p><text:p><text:s text:c="2"/>&lt;v:f eqn="if lineDrawn pixelLineWidth 0"/&gt;</text:p><text:p><text:s text:c="2"/>&lt;v:f eqn="sum @0 1 0"/&gt;</text:p><text:p><text:s text:c="2"/>&lt;v:f eqn="sum 0 0 @1"/&gt;</text:p><text:p><text:s text:c="2"/>&lt;v:f eqn="prod @2 1 2"/&gt;</text:p><text:p><text:s text:c="2"/>&lt;v:f eqn="prod @3 21600 pixelWidth"/&gt;</text:p><text:p><text:s text:c="2"/>&lt;v:f eqn="prod @3 21600 pixelHeight"/&gt;</text:p><text:p><text:s text:c="2"/>&lt;v:f eqn="sum @0 0 1"/&gt;</text:p><text:p><text:s text:c="2"/>&lt;v:f eqn="prod @6 1 2"/&gt;</text:p><text:p><text:s text:c="2"/>&lt;v:f eqn="prod @7 21600 pixelWidth"/&gt;</text:p><text:p><text:s text:c="2"/>&lt;v:f eqn="sum @8 21600 0"/&gt;</text:p><text:p><text:s text:c="2"/>&lt;v:f eqn="prod @7 21600 pixelHeight"/&gt;</text:p><text:p><text:s text:c="2"/>&lt;v:f eqn="sum @10 21600 0"/&gt;</text:p><text:p><text:s/>&lt;/v:formulas&gt;</text:p><text:p><text:s/>&lt;v:path o:extrusionok="f" gradientshapeok="t" o:connecttype="rect"/&gt;</text:p><text:p><text:s/>&lt;o:lock v:ext="edit" aspectratio="t"/&gt;</text:p><text:p>&lt;/v:shapetype&gt;&lt;v:shape id="Picture_x0020_4" o:spid="_x0000_i1025" type="#_x0000_t75"</text:p><text:p><text:s/>alt="&amp;#128539;" style='width:18pt;height:18pt;visibility:visible;</text:p><text:p><text:s/>mso-wrap-style:square'&gt;</text:p><text:p><text:s/>&lt;v:imagedata src="file:///C:/Users/stefa/AppData/Local/Temp/msohtmlclip1/01/clip_image001.png"</text:p><text:p><text:s text:c="2"/>o:title="&amp;#128539;"/&gt;</text:p><text:p>&lt;/v:shape&gt;&lt;![endif]--&gt;</text:p></office:annotation> <draw:frame draw:style-name="fr1" draw:name="Image1" text:anchor-type="as-char" svg:width="0.635cm" svg:height="0.635cm" draw:z-index="0"><draw:image xlink:href="../../../../../../C:/Users/stefa/AppData/Local/Temp/msohtmlclip1/01/clip_image001.png" xlink:type="simple" xlink:show="embed" xlink:actuate="onLoad"/><svg:title>😛</svg:title></draw:frame></text:p>
      <text:p text:style-name="P3">I found something interesting for getting only the natural aa</text:p>
      <text:p text:style-name="P3">we have to use the paramater "standard = True" for is_aa() function</text:p>
      <text:p text:style-name="P4"> </text:p>
      <text:p text:style-name="P8"> </text:p>
      <text:p text:style-name="P1"><text:a xlink:type="simple" xlink:href="https://www.facebook.com/madsporse.pedersen" text:style-name="Internet_20_link" text:visited-style-name="Visited_20_Internet_20_Link"><text:span text:style-name="T1"> </text:span></text:a></text:p>
      <text:p text:style-name="P4"> </text:p>
      <text:p text:style-name="P5">Mads Porse ha risposto a Jean-Baptiste</text:p>
      <text:p text:style-name="P9"><text:a xlink:type="simple" xlink:href="https://www.facebook.com/marketplace/item/2778870948791126/" text:style-name="Internet_20_link" text:visited-style-name="Visited_20_Internet_20_Link"><text:span text:style-name="T2">I found something interesting for getting only the natural aa</text:span></text:a></text:p>
      <text:p text:style-name="P2"> </text:p>
      <text:p text:style-name="P3">We'll probably learn more about how to process the data on Tuesday as well.</text:p>
      <text:p text:style-name="P1"><text:a xlink:type="simple" xlink:href="https://www.facebook.com/jeanbaptiste.vandenbroucke" text:style-name="Internet_20_link" text:visited-style-name="Visited_20_Internet_20_Link"><text:span text:style-name="T1"> </text:span></text:a></text:p>
      <text:p text:style-name="P4"> </text:p>
      <text:p text:style-name="P6">Jean-Baptiste</text:p>
      <text:p text:style-name="P3">I hope os</text:p>
      <text:p text:style-name="P3">what scares me a bit though is this:</text:p>
      <text:p text:style-name="P4"> </text:p>
      <text:p text:style-name="P8"> </text:p>
      <text:p text:style-name="P3">what could we say for the "material and methods" part for example?</text:p>
      <text:p text:style-name="P1"><text:a xlink:type="simple" xlink:href="https://www.facebook.com/madsporse.pedersen" text:style-name="Internet_20_link" text:visited-style-name="Visited_20_Internet_20_Link"><text:span text:style-name="T1"> </text:span></text:a></text:p>
      <text:p text:style-name="P4"> </text:p>
      <text:p text:style-name="P6">Mads Porse</text:p>
      <text:p text:style-name="P3">I guess we can ask him.</text:p>
      <text:p text:style-name="P1"><text:a xlink:type="simple" xlink:href="https://www.facebook.com/jeanbaptiste.vandenbroucke" text:style-name="Internet_20_link" text:visited-style-name="Visited_20_Internet_20_Link"><text:span text:style-name="T1"> </text:span></text:a></text:p>
      <text:p text:style-name="P4"> </text:p>
      <text:p text:style-name="P6">Jean-Baptiste</text:p>
      <text:p text:style-name="P3">let's not forget</text:p>
      <text:p text:style-name="P7">14:06</text:p>
      <text:p text:style-name="Text_20_body">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inherit" svg:font-family="inherit,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12T21:12:59.786141663</meta:creation-date>
    <dc:date>2020-01-12T21:13:45.410322510</dc:date>
    <meta:editing-duration>PT53S</meta:editing-duration>
    <meta:editing-cycles>1</meta:editing-cycles>
    <meta:document-statistic meta:table-count="0" meta:image-count="1" meta:object-count="0" meta:page-count="3" meta:paragraph-count="129" meta:word-count="649" meta:character-count="3689" meta:non-whitespace-character-count="3048"/>
    <meta:generator>LibreOffice/6.3.4.2.0$Linux_X86_64 LibreOffice_project/1e2df71cb6a569bbaaffb70308950743964880ae</meta:generator>
  </office:meta>
</office:document-meta>
</file>